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7.501cm" table:align="margins" style:writing-mode="lr-tb"/>
    </style:style>
    <style:style style:name="Таблица1.A" style:family="table-column">
      <style:table-column-properties style:column-width="5.833cm" style:rel-column-width="21842*"/>
    </style:style>
    <style:style style:name="Таблица1.B" style:family="table-column">
      <style:table-column-properties style:column-width="11.668cm" style:rel-column-width="4369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TABLE_5f_USERS" style:display-name="TABLE_USERS" style:family="table">
      <style:table-properties style:width="17.501cm" table:align="margins" style:writing-mode="lr-tb"/>
    </style:style>
    <style:style style:name="TABLE_5f_USERS.A" style:display-name="TABLE_USERS.A" style:family="table-column">
      <style:table-column-properties style:column-width="1.949cm" style:rel-column-width="7298*"/>
    </style:style>
    <style:style style:name="TABLE_5f_USERS.B" style:display-name="TABLE_USERS.B" style:family="table-column">
      <style:table-column-properties style:column-width="4.089cm" style:rel-column-width="15310*"/>
    </style:style>
    <style:style style:name="TABLE_5f_USERS.C" style:display-name="TABLE_USERS.C" style:family="table-column">
      <style:table-column-properties style:column-width="11.464cm" style:rel-column-width="42927*"/>
    </style:style>
    <style:style style:name="TABLE_5f_USERS.1" style:display-name="TABLE_USERS.1" style:family="table-row">
      <style:table-row-properties fo:keep-together="auto"/>
    </style:style>
    <style:style style:name="TABLE_5f_USERS.A1" style:display-name="TABLE_USERS.A1" style:family="table-cell">
      <style:table-cell-properties fo:padding="0cm" fo:border="none"/>
    </style:style>
    <style:style style:name="P1" style:family="paragraph" style:parent-style-name="Text_20_body">
      <style:text-properties officeooo:paragraph-rsid="00188729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1ed476"/>
    </style:style>
    <style:style style:name="P3" style:family="paragraph" style:parent-style-name="Text_20_body">
      <style:text-properties officeooo:paragraph-rsid="00313261"/>
    </style:style>
    <style:style style:name="P4" style:family="paragraph" style:parent-style-name="Text_20_body">
      <style:text-properties fo:language="en" fo:country="US" style:language-asian="zxx" style:country-asian="none" style:language-complex="ar" style:country-complex="SA"/>
    </style:style>
    <style:style style:name="P5" style:family="paragraph" style:parent-style-name="Text_20_body">
      <style:text-properties officeooo:paragraph-rsid="003aad95"/>
    </style:style>
    <style:style style:name="P6" style:family="paragraph" style:parent-style-name="Text_20_body">
      <style:paragraph-properties fo:margin-top="0cm" fo:margin-bottom="0.199cm" style:contextual-spacing="false" fo:orphans="0" fo:widows="0"/>
      <style:text-properties fo:language="ru" fo:country="RU" style:language-asian="zxx" style:country-asian="none" style:language-complex="ar" style:country-complex="SA"/>
    </style:style>
    <style:style style:name="P7" style:family="paragraph" style:parent-style-name="Text_20_body">
      <style:paragraph-properties fo:margin-top="0cm" fo:margin-bottom="0.199cm" style:contextual-spacing="false" fo:text-align="end" style:justify-single-word="false"/>
      <style:text-properties fo:language="ru" fo:country="RU" officeooo:rsid="001d12da" officeooo:paragraph-rsid="001d12da" style:language-asian="zxx" style:country-asian="none" style:language-complex="ar" style:country-complex="SA"/>
    </style:style>
    <style:style style:name="P8" style:family="paragraph" style:parent-style-name="Text_20_body">
      <style:paragraph-properties fo:margin-top="0cm" fo:margin-bottom="0.199cm" style:contextual-spacing="false" fo:orphans="0" fo:widows="0"/>
      <style:text-properties officeooo:rsid="0018f6a1" officeooo:paragraph-rsid="0018f6a1"/>
    </style:style>
    <style:style style:name="P9" style:family="paragraph" style:parent-style-name="Text_20_body">
      <style:paragraph-properties fo:margin-top="0cm" fo:margin-bottom="0.199cm" style:contextual-spacing="false" fo:orphans="0" fo:widows="0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31a6df"/>
    </style:style>
    <style:style style:name="P12" style:family="paragraph" style:parent-style-name="Text_20_body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paragraph-rsid="00313261" fo:background-color="transparent"/>
    </style:style>
    <style:style style:name="P13" style:family="paragraph" style:parent-style-name="Heading">
      <style:text-properties fo:font-size="12pt" officeooo:paragraph-rsid="00259e70" style:font-size-asian="12pt" style:font-size-complex="12pt"/>
    </style:style>
    <style:style style:name="P14" style:family="paragraph" style:parent-style-name="Heading">
      <style:paragraph-properties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15" style:family="paragraph" style:parent-style-name="Heading">
      <style:text-properties officeooo:paragraph-rsid="003b4de2"/>
    </style:style>
    <style:style style:name="P16" style:family="paragraph" style:parent-style-name="Table_20_Contents">
      <style:text-properties fo:font-weight="bold" officeooo:rsid="0034150b" officeooo:paragraph-rsid="0031a6df" style:font-weight-asian="bold" style:font-weight-complex="bold"/>
    </style:style>
    <style:style style:name="P17" style:family="paragraph" style:parent-style-name="Table_20_Contents">
      <style:text-properties officeooo:rsid="002e4b5e" officeooo:paragraph-rsid="0035ae90"/>
    </style:style>
    <style:style style:name="P18" style:family="paragraph" style:parent-style-name="Text_20_body">
      <style:paragraph-properties fo:margin-top="0cm" fo:margin-bottom="0.101cm" style:contextual-spacing="false" fo:orphans="0" fo:widows="0">
        <style:tab-stops>
          <style:tab-stop style:position="10.007cm"/>
        </style:tab-stops>
      </style:paragraph-properties>
      <style:text-properties officeooo:paragraph-rsid="0040d884"/>
    </style:style>
    <style:style style:name="P19" style:family="paragraph" style:parent-style-name="Table_20_Contents" style:list-style-name="L1">
      <style:paragraph-properties fo:text-align="end" style:justify-single-word="false"/>
      <style:text-properties officeooo:rsid="002c6ab1" officeooo:paragraph-rsid="0031a6df"/>
    </style:style>
    <style:style style:name="P20" style:family="paragraph" style:parent-style-name="Text_20_body" style:master-page-name="">
      <style:paragraph-properties fo:margin-top="0cm" fo:margin-bottom="0.101cm" style:contextual-spacing="false" fo:orphans="0" fo:widows="0" style:page-number="auto">
        <style:tab-stops>
          <style:tab-stop style:position="10.007cm"/>
        </style:tab-stops>
      </style:paragraph-properties>
      <style:text-properties officeooo:rsid="004f6f1c" officeooo:paragraph-rsid="0040d884"/>
    </style:style>
    <style:style style:name="T1" style:family="text">
      <style:text-properties style:font-name-asian="Times New Roman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officeooo:rsid="001170c5" style:font-weight-asian="bold" style:font-weight-complex="bold"/>
    </style:style>
    <style:style style:name="T4" style:family="text">
      <style:text-properties fo:language="ru" fo:country="RU" fo:font-weight="bold" officeooo:rsid="003b1a13" style:font-weight-asian="bold" style:font-weight-complex="bold"/>
    </style:style>
    <style:style style:name="T5" style:family="text">
      <style:text-properties fo:language="ru" fo:country="RU" fo:font-weight="bold" officeooo:rsid="004a899b" fo:background-color="#e6e6e6" loext:char-shading-value="0" style:font-weight-asian="bold" style:font-weight-complex="bold"/>
    </style:style>
    <style:style style:name="T6" style:family="text">
      <style:text-properties fo:language="ru" fo:country="RU" officeooo:rsid="00188729"/>
    </style:style>
    <style:style style:name="T7" style:family="text">
      <style:text-properties fo:language="ru" fo:country="RU" fo:font-weight="normal" officeooo:rsid="004a899b" style:font-weight-asian="normal" style:font-weight-complex="normal"/>
    </style:style>
    <style:style style:name="T8" style:family="text">
      <style:text-properties fo:language="ru" fo:country="RU" officeooo:rsid="001170c5"/>
    </style:style>
    <style:style style:name="T9" style:family="text">
      <style:text-properties fo:language="ru" fo:country="RU" officeooo:rsid="0051eea9"/>
    </style:style>
    <style:style style:name="T10" style:family="text">
      <style:text-properties fo:language="ru" fo:country="RU" officeooo:rsid="002606eb"/>
    </style:style>
    <style:style style:name="T11" style:family="text">
      <style:text-properties fo:language="ru" fo:country="RU" fo:background-color="#e6e6e6" loext:char-shading-value="0"/>
    </style:style>
    <style:style style:name="T12" style:family="text">
      <style:text-properties fo:language="en" fo:country="US" style:language-asian="zxx" style:country-asian="none" style:language-complex="ar" style:country-complex="SA"/>
    </style:style>
    <style:style style:name="T13" style:family="text">
      <style:text-properties fo:language="en" fo:country="US" officeooo:rsid="00188729" style:language-asian="zxx" style:country-asian="none" style:language-complex="ar" style:country-complex="SA"/>
    </style:style>
    <style:style style:name="T14" style:family="text">
      <style:text-properties fo:language="en" fo:country="US" officeooo:rsid="002bd5f0" style:language-asian="zxx" style:country-asian="none" style:language-complex="ar" style:country-complex="SA"/>
    </style:style>
    <style:style style:name="T15" style:family="text">
      <style:text-properties officeooo:rsid="00188729"/>
    </style:style>
    <style:style style:name="T16" style:family="text">
      <style:text-properties fo:font-size="10pt" fo:font-style="italic" fo:font-weight="normal" officeooo:rsid="0031a6df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officeooo:rsid="0031a6df"/>
    </style:style>
    <style:style style:name="T18" style:family="text">
      <style:text-properties fo:font-weight="normal" officeooo:rsid="0031a6df" style:font-weight-asian="normal" style:font-weight-complex="normal"/>
    </style:style>
    <style:style style:name="T19" style:family="text">
      <style:text-properties fo:color="#e6e6e6" fo:font-weight="bold" officeooo:rsid="0031a6df" fo:background-color="#808080" loext:char-shading-value="0" style:font-weight-asian="bold" style:font-weight-complex="bold"/>
    </style:style>
    <style:style style:name="T20" style:family="text">
      <style:text-properties fo:color="#e6e6e6" fo:font-weight="bold" officeooo:rsid="0037cb2d" fo:background-color="#808080" loext:char-shading-value="0" style:font-weight-asian="bold" style:font-weight-complex="bold"/>
    </style:style>
    <style:style style:name="T21" style:family="text">
      <style:text-properties style:use-window-font-color="true" fo:font-weight="bold" officeooo:rsid="0031a6df" fo:background-color="#808080" loext:char-shading-value="0" style:font-weight-asian="bold" style:font-weight-complex="bold"/>
    </style:style>
    <style:style style:name="T22" style:family="text">
      <style:text-properties officeooo:rsid="004e5145"/>
    </style:style>
    <style:style style:name="T23" style:family="text">
      <style:text-properties officeooo:rsid="004f6f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4"><text:s text:c="2"/>#[ID] <text:s/></text:p>
          </table:table-cell>
        </table:table-row>
      </table:table>
      <text:p text:style-name="P15"><text:span text:style-name="T22">Распоряжение</text:span> № <text:span text:style-name="T15">[ORDERNUM]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г. Пермь</text:p>
          </table:table-cell>
          <table:table-cell table:style-name="Таблица1.A1" office:value-type="string">
            <text:p text:style-name="P7">[REPORT_DATE]</text:p>
          </table:table-cell>
        </table:table-row>
      </table:table>
      <text:p text:style-name="P10"/>
      <text:p text:style-name="P5"><text:span text:style-name="T6">Для обеспечения бизнес-</text:span><text:span text:style-name="T2">процесса — </text:span><text:span text:style-name="T11"><text:s/></text:span><text:span text:style-name="T5">[FULLNAME] </text:span><text:span text:style-name="T7">, </text:span><text:span text:style-name="T9">относ</text:span><text:span text:style-name="T10">ящего</text:span><text:span text:style-name="T9">ся к процессу</text:span><text:span text:style-name="T8">: </text:span><text:span text:style-name="T3">[PARENT] </text:span><text:span text:style-name="T4">(#[PARENT_ID])</text:span><text:span text:style-name="T2">.</text:span></text:p>
      <text:p text:style-name="P1"><text:span text:style-name="T2">Владелец процесса — </text:span><text:span text:style-name="T11"><text:s/></text:span><text:span text:style-name="T5">[OWNER] </text:span></text:p>
      <text:p text:style-name="P4"/>
      <text:p text:style-name="P3"><text:span text:style-name="T14">Н</text:span><text:span text:style-name="T12">азначить следующих </text:span><text:span text:style-name="T13">исполнителей </text:span><text:span text:style-name="T12">на роли в процессе:</text:span></text:p>
      <text:section text:style-name="Sect1" text:name="ROLES">
        <text:p text:style-name="P12"><text:s/><text:span text:style-name="T17">[RR]. </text:span><text:span text:style-name="T19"><text:s/></text:span><text:span text:style-name="T20">[NR]</text:span><text:span text:style-name="T21"> </text:span><text:span text:style-name="T18"><text:s/></text:span><text:span text:style-name="T16">([RDESCRIPTION])</text:span>:</text:p>
        <table:table table:name="TABLE_USERS" table:style-name="TABLE_5f_USERS">
          <table:table-column table:style-name="TABLE_5f_USERS.A"/>
          <table:table-column table:style-name="TABLE_5f_USERS.B"/>
          <table:table-column table:style-name="TABLE_5f_USERS.C"/>
          <table:table-row table:style-name="TABLE_5f_USERS.1">
            <table:table-cell table:style-name="TABLE_5f_USERS.A1" office:value-type="string">
              <text:list xml:id="list2861885109665831133" text:style-name="L1">
                <text:list-item>
                  <text:p text:style-name="P19"/>
                </text:list-item>
              </text:list>
            </table:table-cell>
            <table:table-cell table:style-name="TABLE_5f_USERS.A1" office:value-type="string">
              <text:p text:style-name="P16">[DISPLAYNAME]</text:p>
            </table:table-cell>
            <table:table-cell table:style-name="TABLE_5f_USERS.A1" office:value-type="string">
              <text:p text:style-name="P17">- [POSITION]</text:p>
            </table:table-cell>
          </table:table-row>
        </table:table>
        <text:p text:style-name="P11"/>
      </text:section>
      <text:p text:style-name="P3"/>
      <text:p text:style-name="P3"/>
      <text:p text:style-name="P9"/>
      <text:p text:style-name="P2">[USER_POSITION]<text:tab/>/ [USER_NAME] /</text:p>
      <text:p text:style-name="P8"/>
      <text:p text:style-name="P8">ОЗНАКОМЛЕНЫ: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, Arial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style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аспоряжение по исполнителям в процессе</dc:title>
    <meta:initial-creator>Шилова</meta:initial-creator>
    <meta:creation-date>2004-10-19T15:09:00</meta:creation-date>
    <dc:creator>Роберт Бикмансуров</dc:creator>
    <dc:date>2014-09-29T15:01:59.620739498</dc:date>
    <meta:print-date>2008-02-22T10:31:00</meta:print-date>
    <meta:editing-cycles>45</meta:editing-cycles>
    <meta:editing-duration>PT8H13M45S</meta:editing-duration>
    <meta:generator>LibreOffice/4.2.6.3$Linux_X86_64 LibreOffice_project/420m0$Build-3</meta:generator>
    <meta:document-statistic meta:table-count="3" meta:image-count="0" meta:object-count="0" meta:page-count="1" meta:paragraph-count="13" meta:word-count="39" meta:character-count="333" meta:non-whitespace-character-count="295"/>
  </office:meta>
</office:document-meta>
</file>